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8000" draw:fill-color="#ff860d" draw:textarea-horizontal-align="justify" draw:textarea-vertical-align="middle" draw:auto-grow-height="false" fo:min-height="2.042cm" fo:min-width="4.332cm" loext:decorative="false"/>
      <style:paragraph-properties style:writing-mode="lr-tb"/>
    </style:style>
    <style:style style:name="gr2" style:family="graphic" style:parent-style-name="standard">
      <style:graphic-properties draw:stroke="solid" svg:stroke-width="0.212cm" svg:stroke-color="#000000" draw:marker-end="msArrowEnd_20_1" draw:marker-end-width="0.424cm" draw:marker-end-center="false" draw:stroke-linejoin="round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60d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08cm" svg:height="2.54cm" svg:x="4.445cm" svg:y="1.27cm">
          <text:p text:style-name="P1">Client (Brows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08cm" svg:height="2.54cm" svg:x="4.445cm" svg:y="4.445cm">
          <text:p text:style-name="P1">Web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4.445cm" svg:y="7.62cm">
          <text:p text:style-name="P1">Data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4.445cm" svg:y="10.795cm"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20" draw:style-name="gr2" draw:text-style-name="P3" draw:layer="layout" draw:type="line" svg:x1="6.985cm" svg:y1="3.81cm" svg:x2="6.985cm" svg:y2="4.445cm" draw:start-shape="id1" draw:start-glue-point="2" draw:end-shape="id2" draw:end-glue-point="0" svg:d="M6985 3810v635" svg:viewBox="0 0 1 636">
          <text:p/>
        </draw:connector>
        <draw:connector draw:name="Straight Arrow Connector 1" draw:style-name="gr2" draw:text-style-name="P3" draw:layer="layout" draw:type="line" svg:x1="6.985cm" svg:y1="6.985cm" svg:x2="6.985cm" svg:y2="7.62cm" svg:d="M6985 6985v635" svg:viewBox="0 0 1 636">
          <text:p/>
        </draw:connector>
        <draw:connector draw:name="Straight Arrow Connector 2" draw:style-name="gr2" draw:text-style-name="P3" draw:layer="layout" draw:type="line" svg:x1="6.985cm" svg:y1="10.16cm" svg:x2="6.985cm" svg:y2="10.795cm" svg:d="M6985 10160v635" svg:viewBox="0 0 1 636">
          <text:p/>
        </draw:connector>
        <draw:custom-shape draw:style-name="gr1" draw:text-style-name="P2" xml:id="id3" draw:id="id3" draw:layer="layout" svg:width="5.08cm" svg:height="2.54cm" svg:x="11.43cm" svg:y="1.27cm">
          <text:p text:style-name="P1">React &amp; <text:s/>Bootstr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08cm" svg:height="2.54cm" svg:x="11.43cm" svg:y="4.445cm">
          <text:p text:style-name="P1">Python / Flask &amp; 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11.43cm" svg:y="7.62cm">
          <text:p text:style-name="P1">psychopg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11.43cm" svg:y="10.795cm">
          <text:p text:style-name="P1">Postgre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3" draw:style-name="gr2" draw:text-style-name="P3" draw:layer="layout" draw:type="line" svg:x1="13.97cm" svg:y1="3.81cm" svg:x2="13.97cm" svg:y2="4.445cm" draw:start-shape="id3" draw:start-glue-point="2" draw:end-shape="id4" draw:end-glue-point="0" svg:d="M13970 3810v635" svg:viewBox="0 0 1 636">
          <text:p/>
        </draw:connector>
        <draw:connector draw:name="Straight Arrow Connector 4" draw:style-name="gr2" draw:text-style-name="P3" draw:layer="layout" draw:type="line" svg:x1="13.97cm" svg:y1="6.985cm" svg:x2="13.97cm" svg:y2="7.62cm" svg:d="M13970 6985v635" svg:viewBox="0 0 1 636">
          <text:p/>
        </draw:connector>
        <draw:connector draw:name="Straight Arrow Connector 5" draw:style-name="gr2" draw:text-style-name="P3" draw:layer="layout" draw:type="line" svg:x1="13.97cm" svg:y1="10.16cm" svg:x2="13.97cm" svg:y2="10.795cm" svg:d="M13970 10160v635" svg:viewBox="0 0 1 636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1" draw:display-name="msArrowEnd 1" svg:viewBox="0 0 200 200" svg:d="M100 0l100 200h-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4:14:54.701841691</meta:creation-date>
    <dc:date>2024-02-27T14:21:31.639183938</dc:date>
    <meta:editing-duration>PT6M39S</meta:editing-duration>
    <meta:editing-cycles>1</meta:editing-cycles>
    <meta:document-statistic meta:object-count="37"/>
    <meta:generator>LibreOffice/7.6.4.1$Linux_X86_64 LibreOffice_project/60$Build-1</meta:generator>
  </office:meta>
</office:document-meta>
</file>